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Noto Sans" svg:font-family="'Noto Sans'" style:font-adornments="Regular" style:font-family-generic="swiss" style:font-pitch="variable"/>
    <style:font-face style:name="Noto Sans CJK JP Regular" svg:font-family="'Noto Sans CJK JP Regular'" style:font-adornments="Regular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IPA Pゴシック" svg:font-family="'IPA Pゴシック'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draw:auto-grow-height="true" fo:min-height="8.613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 style:font-name-asian="Noto Sans CJK JP Regular" style:font-size-asian="32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size="32pt" style:font-name-asian="Noto Sans CJK JP Regular" style:font-size-asian="32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4.793cm" presentation:class="title" presentation:user-transformed="true">
          <draw:text-box>
            <text:p>BitVisor on NetBSD<text:line-break/>(and NetBSD on BitVisor)</text:p>
          </draw:text-box>
        </draw:frame>
        <draw:frame presentation:style-name="pr2" draw:text-style-name="P1" draw:layer="layout" svg:width="23.8cm" svg:height="8.613cm" svg:x="2.2cm" svg:y="11.157cm" presentation:class="subtitle" presentation:user-transformed="true">
          <draw:text-box>
            <text:p><text:span text:style-name="T1">2018-07-14</text:span></text:p>
            <text:p><text:span text:style-name="T1">Ryo ONODERA</text:span></text:p>
            <text:p><text:span text:style-name="T1">&lt;ryo@tetera.org&gt;</text:span></text:p>
            <text:p><text:span text:style-name="T1">&lt;ryoon@NetBSD.org&gt;</text:span></text:p>
            <text:p><text:span text:style-name="T1">Japan NetBSD Users’ Group BoF 2018</text:span></text:p>
            <text:p><text:span text:style-name="T1">at Takeda blg. u-tokyo, Jap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BitVisorとは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itvisor.org</text:p>
              </text:list-item>
              <text:list-item>
                <text:p>https://bitbucket.org/bitvisor/bitvisor (hg)</text:p>
              </text:list-item>
              <text:list-item>
                <text:p>準パススルー型VMM</text:p>
                <text:list>
                  <text:list-item>
                    <text:p>なので、基本的にはハードウェアにあるデバイスがそのまま見える</text:p>
                  </text:list-item>
                  <text:list-item>
                    <text:p>VirtIOなEthernetとかも場合によっては使える(Macのハードウェアの場合?)</text:p>
                  </text:list-item>
                  <text:list-item>
                    <text:p>ただし、ネストされた仮想化はできないみた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itVisorとは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SBメモリーからUEFIでBitVisorを起動させると、内蔵ストレージにあるUEFIブートのOSを自動的に起動できる</text:p>
                <text:p/>
              </text:list-item>
              <text:list-item>
                <text:p>NetBSD上でビルドできて、NetBSDが動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itVisorのビルド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ATHにmingw-w64のツールチェインを追加</text:p>
                <text:list>
                  <text:list-item>
                    <text:p>pkgsrc/cross/mingw-w64をインストールする</text:p>
                  </text:list-item>
                </text:list>
              </text:list-item>
              <text:list-item>
                <text:p>cd bitvisor</text:p>
              </text:list-item>
              <text:list-item>
                <text:p>gmake</text:p>
              </text:list-item>
              <text:list-item>
                <text:p>gmake -C boot/loader</text:p>
              </text:list-item>
              <text:list-item>
                <text:p>gmake -C boot/uefi-loader</text:p>
              </text:list-item>
              <text:list-item>
                <text:p>これで、<text:line-break/>bitvisor.efi、loadvmm.efi、loadvmm.dll<text:line-break/>ができ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USBメモリーへのインストール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3">gpt create sd0</text:p>
              </text:list-item>
              <text:list-item>
                <text:p text:style-name="P3">gpt add -s 128m -t efi -l EFIBOOT sd0</text:p>
              </text:list-item>
              <text:list-item>
                <text:p text:style-name="P3">newfs_msdos /dev/dk0</text:p>
              </text:list-item>
              <text:list-item>
                <text:p text:style-name="P3">mount_msdos /dev/dk0 /mnt</text:p>
              </text:list-item>
              <text:list-item>
                <text:p>mkdir -p /mnt/EFI/boot</text:p>
              </text:list-item>
              <text:list-item>
                <text:p>cp bitvisor.efi boot/uefi-loader/loadvmm.elf boot/uefi-loader/loadvmm.dll /mnt/EFI/bo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起動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puctl identify 0すると、featureからVMX等が消えている。</text:p>
              </text:list-item>
              <text:list-item>
                <text:p>BitVisorなし<text:line-break/>cpu0: features1 0x7ffafbbf&lt;SSE3,PCLMULQDQ,DTES64,MONITOR,DS-CPL,VMX,EST,TM2&gt;</text:p>
              </text:list-item>
              <text:list-item>
                <text:p>BitVisorあり<text:line-break/>cpu0: features1 0x77fafb9f&lt;SSE3,PCLMULQDQ,DTES64,MONITOR,DS-CPL,EST,TM2,SSSE3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今後の課題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ools/logにlogget-linux.cというのがある</text:p>
              </text:list-item>
              <text:list-item>
                <text:p>これがBitVisorのログをゲストのLinuxから取得することのできるLinuxのカーネルモジュールのソースコード</text:p>
              </text:list-item>
              <text:list-item>
                <text:p>3-clause BSDライセンスなので、NetBSDでもログを取得できるようにした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Noto Sans" svg:font-family="'Noto Sans'" style:font-adornments="Regular" style:font-family-generic="swiss" style:font-pitch="variable"/>
    <style:font-face style:name="Noto Sans CJK JP Regular" svg:font-family="'Noto Sans CJK JP Regular'" style:font-adornments="Regular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IPA Pゴシック" svg:font-family="'IPA Pゴシック'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Droid Sans" fo:font-family="'Droid Sans'" style:font-style-name="Regular" style:font-family-generic="swiss" style:font-pitch="variable" fo:font-size="24pt" fo:font-style="normal" fo:text-shadow="none" style:text-underline-style="none" fo:font-weight="normal" style:letter-kerning="true" style:font-name-asian="Noto Sans CJK JP Regular" style:font-family-asian="'Noto Sans CJK JP Regular'" style:font-style-name-asian="Regular" style:font-family-generic-asian="swiss" style:font-pitch-asian="variabl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" fo:font-family="'Noto Sans'" style:font-style-name="Regular" style:font-family-generic="swiss" style:font-pitch="variable" fo:font-size="48pt" fo:font-style="normal" fo:text-shadow="none" style:text-underline-style="none" fo:font-weight="normal" style:letter-kerning="true" style:font-name-asian="Noto Sans CJK JP Regular" style:font-family-asian="'Noto Sans CJK JP Regular'" style:font-style-name-asian="Regular" style:font-family-generic-asian="swiss" style:font-pitch-asian="variable" style:font-size-asian="48pt" style:font-name-complex="Noto Sans CJK JP Regular" style:font-family-complex="'Noto Sans CJK JP Regular'" style:font-style-name-complex="Regular" style:font-family-generic-complex="swiss" style:font-pitch-complex="variable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Droid Sans" fo:font-family="'Droid Sans'" style:font-style-name="Regular" style:font-family-generic="swiss" style:font-pitch="variable" fo:font-size="28pt" fo:font-style="normal" fo:text-shadow="none" style:text-underline-style="none" fo:font-weight="normal" style:letter-kerning="true" style:font-name-asian="Noto Sans CJK JP Regular" style:font-family-asian="'Noto Sans CJK JP Regular'" style:font-style-name-asian="Regular" style:font-family-generic-asian="swiss" style:font-pitch-asian="variable" style:font-size-asian="28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Droid Sans1" fo:font-family="'Droid Sans'" style:font-style-name="Bold" style:font-family-generic="swiss" style:font-pitch="variable" fo:font-size="44pt" fo:font-style="normal" fo:text-shadow="none" style:text-underline-style="none" fo:font-weight="bold" style:letter-kerning="true" style:font-name-asian="Noto Sans CJK JP Regular" style:font-family-asian="'Noto Sans CJK JP Regular'" style:font-style-name-asian="Regular" style:font-family-generic-asian="swiss" style:font-pitch-asian="variable" style:font-size-asian="48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ff950e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ff950e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ff950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4.9cm" presentation:class="title" presentation:placeholder="true">
        <draw:text-box/>
      </draw:frame>
      <draw:frame presentation:style-name="Impress-outline1" draw:layer="backgroundobjects" svg:width="23.8cm" svg:height="7.329cm" svg:x="2.2cm" svg:y="11.8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2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5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2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4T12:04:58.617245893</meta:creation-date>
    <meta:editing-duration>PT38M56S</meta:editing-duration>
    <meta:editing-cycles>17</meta:editing-cycles>
    <meta:generator>LibreOffice/6.0.5.2$NetBSD_X86_64 LibreOffice_project/00m0$Build-2</meta:generator>
    <dc:title>20180713-mytemplate</dc:title>
    <dc:date>2018-07-16T23:24:18.583489968</dc:date>
    <meta:document-statistic meta:object-count="62"/>
  </office:meta>
</office:document-meta>
</file>